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253" table:default-cell-style-name="Default"/>
        <table:table-row table:style-name="ro1">
          <table:table-cell/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Simples</text:p>
          </table:table-cell>
          <table:table-cell table:style-name="ce2" office:value-type="string" calcext:value-type="string">
            <text:p>Medio</text:p>
          </table:table-cell>
          <table:table-cell table:style-name="ce2" office:value-type="string" calcext:value-type="string">
            <text:p>Complexo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Entradas extern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C2]*[.B2]" office:value-type="float" office:value="6" calcext:value-type="float">
            <text:p>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aidas externa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3]*[.B3]" office:value-type="float" office:value="12" calcext:value-type="float">
            <text:p>1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onsultas extern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C4]*[.B4]" office:value-type="float" office:value="3" calcext:value-type="float">
            <text:p>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rquivos Logicos Intern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C5]*[.B5]" office:value-type="float" office:value="7" calcext:value-type="float">
            <text:p>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rqueivos de Interface Externo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C6]*[.B6]" office:value-type="float" office:value="0" calcext:value-type="float">
            <text:p>0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1"/>
          <table:table-cell table:style-name="ce2" office:value-type="string" calcext:value-type="string">
            <text:p>Total=</text:p>
          </table:table-cell>
          <table:table-cell table:style-name="ce1" table:formula="of:=[.F2]+[.F3]+[.F4]+[.F5]+[.F6]" office:value-type="float" office:value="28" calcext:value-type="float">
            <text:p>2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FI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 calcext:value-type="string">
            <text:p>Salvament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omunicação de dado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rocessamento Distribuid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mbiente Operacion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Desempenho critic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Entradas onlin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ultiplas tela de operaçã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Atualização onlin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Entradas saidas e consultas complex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rocessamento de dados complexo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odigo para ser reutilizad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Instalação incluida no projeto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ultiplas intalações diferentes organizaço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Facilidade de alteraçã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formula="of:=[.C9]+[.C10]+[.C11]+[.C12]+[.C13]+[.C14]+[.C15]+[.C16]+[.C17]+[.C18]+[.C19]+[.C20]+[.C21]+[.C22]" office:value-type="float" office:value="28" calcext:value-type="float">
            <text:p>28</text:p>
          </table:table-cell>
          <table:table-cell table:number-columns-repeated="253"/>
        </table:table-row>
        <table:table-row table:style-name="ro3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 calcext:value-type="string">
            <text:p>Ponto de função =</text:p>
          </table:table-cell>
          <table:table-cell table:formula="of:=[.F7]*(0.65+0.01*[.C23])" office:value-type="float" office:value="26.04" calcext:value-type="float">
            <text:p>26,04</text:p>
          </table:table-cell>
          <table:table-cell table:style-name="Default"/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4T23:31:21.223756405</dc:date>
    <meta:editing-duration>P0D</meta:editing-duration>
    <meta:editing-cycles>1</meta:editing-cycles>
    <meta:document-statistic meta:table-count="1" meta:cell-count="68" meta:object-count="0"/>
    <meta:generator>LibreOffice/4.2.8.2$Linux_X86_64 LibreOffice_project/420m0$Build-2</meta:generator>
  </office:meta>
</office:document-meta>
</file>